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04B5F9C4.png" manifest:media-type="image/png"/>
  <manifest:file-entry manifest:full-path="Pictures/10000000000004C400000310FCE0A9B5.png" manifest:media-type="image/png"/>
  <manifest:file-entry manifest:full-path="Pictures/1000000000000172000001E0E2A292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3.683cm" svg:x="1.762cm" svg:y="6.715cm">
          <text:p text:style-name="P1">Web application</text:p>
          <text:p text:style-name="P1"/>
          <text:p text:style-name="P1">ASP.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83cm" svg:height="0.635cm" draw:transform="rotate (1.56748020121611) translate (9.876cm 10.397cm)">
          <text:p text:style-name="P1">HTT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93cm" svg:height="3.556cm" svg:x="10.779cm" svg:y="6.715cm">
          <text:p text:style-name="P1">Visualisation</text:p>
          <text:p text:style-name="P1"/>
          <text:p text:style-name="P1">HTML5, Javascript (AJAX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951cm" svg:height="6.11cm" svg:x="4.161cm" svg:y="11.527cm">
          <draw:image xlink:href="Pictures/1000000000000172000001E0E2A292F8.png" xlink:type="simple" xlink:show="embed" xlink:actuate="onLoad">
            <text:p/>
          </draw:image>
        </draw:frame>
        <draw:frame draw:style-name="gr3" draw:text-style-name="P2" draw:layer="layout" svg:width="4.572cm" svg:height="3.095cm" svg:x="14.589cm" svg:y="13.192cm">
          <draw:image xlink:href="Pictures/10000000000004C400000310FCE0A9B5.png" xlink:type="simple" xlink:show="embed" xlink:actuate="onLoad">
            <text:p/>
          </draw:image>
        </draw:frame>
        <draw:frame draw:style-name="gr4" draw:text-style-name="P1" draw:layer="layout" svg:width="3.81cm" svg:height="3.429cm" svg:x="12.176cm" svg:y="12.811cm">
          <draw:image xlink:href="Pictures/10000201000002000000020004B5F9C4.png" xlink:type="simple" xlink:show="embed" xlink:actuate="onLoad">
            <text:p/>
          </draw:image>
        </draw:frame>
        <draw:frame draw:style-name="gr5" draw:layer="layout" svg:width="6.604cm" svg:height="1.52cm" svg:x="13.573cm" svg:y="10.783cm">
          <draw:text-box>
            <text:p>client</text:p>
          </draw:text-box>
        </draw:frame>
        <draw:frame draw:style-name="gr6" draw:layer="layout" svg:width="7.366cm" svg:height="1.012cm" svg:x="4.81cm" svg:y="10.779cm">
          <draw:text-box>
            <text:p>server</text:p>
          </draw:text-box>
        </draw:frame>
        <draw:custom-shape draw:style-name="gr1" draw:text-style-name="P1" draw:layer="layout" svg:width="3.302cm" svg:height="3.683cm" svg:x="6.461cm" svg:y="6.715cm">
          <text:p text:style-name="P1">Web server</text:p>
          <text:p text:style-name="P1"/>
          <text:p text:style-name="P1">I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381cm" svg:height="3.683cm" draw:transform="rotate (-1.57533418285008) translate (7.985cm 10.54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381cm" svg:height="3.683cm" draw:transform="rotate (-1.57533418285008) translate (16.496cm 10.54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3T16:33:41.554242023</meta:creation-date>
    <dc:date>2015-02-09T16:24:09.477484985</dc:date>
    <meta:editing-duration>PT4H54M47S</meta:editing-duration>
    <meta:editing-cycles>3</meta:editing-cycles>
    <meta:generator>LibreOffice/4.2.7.2$Linux_X86_64 LibreOffice_project/420m0$Build-2</meta:generator>
    <meta:document-statistic meta:object-count="11"/>
  </office:meta>
</office:document-meta>
</file>